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2pt" fo:font-style="normal" style:text-underline-style="none" style:font-size-asian="10.5pt" style:font-style-asian="normal" style:font-size-complex="12pt" style:font-style-complex="normal"/>
    </style:style>
    <style:style style:name="P2" style:family="paragraph" style:parent-style-name="Standard">
      <style:text-properties fo:font-size="12pt" fo:font-style="normal" style:font-size-asian="10.5pt" style:font-style-asian="normal" style:font-size-complex="12pt" style:font-style-complex="normal"/>
    </style:style>
    <style:style style:name="P3" style:family="paragraph" style:parent-style-name="Standard">
      <style:text-properties fo:font-size="12pt" fo:font-style="normal" fo:font-weight="bold" style:font-size-asian="10.5pt" style:font-style-asian="normal" style:font-weight-asian="bold" style:font-size-complex="12pt" style:font-style-complex="normal" style:font-weight-complex="bold"/>
    </style:style>
    <style:style style:name="P4" style:family="paragraph" style:parent-style-name="Standard">
      <style:text-properties fo:font-size="12pt" fo:font-style="normal" fo:font-weight="normal" style:font-size-asian="10.5pt" style:font-style-asian="normal" style:font-weight-asian="normal" style:font-size-complex="12pt" style:font-style-complex="normal" style:font-weight-complex="normal"/>
    </style:style>
    <style:style style:name="P5" style:family="paragraph" style:parent-style-name="Standard">
      <style:paragraph-properties fo:margin-left="2.849cm" fo:margin-right="0cm" fo:text-indent="0cm" style:auto-text-indent="false"/>
      <style:text-properties fo:font-size="12pt" fo:font-style="normal" style:font-size-asian="10.5pt" style:font-style-asian="normal" style:font-size-complex="12pt" style:font-style-complex="normal"/>
    </style:style>
    <style:style style:name="P6" style:family="paragraph" style:parent-style-name="Standard">
      <style:paragraph-properties fo:margin-left="2.849cm" fo:margin-right="0cm" fo:text-indent="0cm"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7" style:family="paragraph" style:parent-style-name="Standard">
      <style:paragraph-properties fo:margin-left="0cm" fo:margin-right="0cm" fo:text-indent="0cm" style:auto-text-indent="false"/>
      <style:text-properties fo:font-size="12pt" fo:font-style="normal" fo:font-weight="bold" style:font-size-asian="10.5pt" style:font-style-asian="normal" style:font-weight-asian="bold" style:font-size-complex="12pt" style:font-style-complex="normal" style:font-weight-complex="bold"/>
    </style:style>
    <style:style style:name="P8" style:family="paragraph" style:parent-style-name="Standard">
      <style:paragraph-properties fo:margin-left="0cm" fo:margin-right="0cm" fo:text-indent="0cm" style:auto-text-indent="false"/>
      <style:text-properties fo:font-size="12pt" fo:font-style="normal" style:font-size-asian="10.5pt" style:font-style-asian="normal" style:font-size-complex="12pt" style:font-style-complex="normal"/>
    </style:style>
    <style:style style:name="P9" style:family="paragraph" style:parent-style-name="Standard">
      <style:text-properties fo:font-size="12pt" fo:font-style="normal" fo:font-weight="bold" style:font-size-asian="10.5pt" style:font-style-asian="normal" style:font-weight-asian="bold" style:font-size-complex="12pt" style:font-style-complex="normal" style:font-weight-complex="bold"/>
    </style:style>
    <style:style style:name="P10" style:family="paragraph" style:parent-style-name="Standard">
      <style:text-properties fo:font-size="12pt" fo:font-style="normal" style:font-size-asian="10.5pt" style:font-style-asian="normal" style:font-size-complex="12pt" style:font-style-complex="normal"/>
    </style:style>
    <style:style style:name="P11" style:family="paragraph" style:parent-style-name="Standard">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style="italic" style:text-underline-style="none" fo:font-weight="normal" style:font-style-asian="italic" style:font-weight-asian="normal" style:font-style-complex="italic" style:font-weight-complex="normal"/>
    </style:style>
    <style:style style:name="T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0" style:family="text">
      <style:text-properties fo:font-size="12pt" fo:font-style="normal" style:font-size-asian="10.5pt" style:font-style-asian="normal" style:font-size-complex="12pt" style:font-style-complex="normal"/>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iscusión:</text:p>
      <text:p text:style-name="Standard"/>
      <text:p text:style-name="Standard"><text:tab/>El código de este trabajo utiliza las <text:span text:style-name="T13">funciones</text:span> en lenguaje C del trabajo anterior y nuevas funciones en assembler<text:span text:style-name="T10">. El trabajo en assembler esta separado en un archivo por filtro a aplicar y un <text:s/>archivo para las macros en común, utilizadas por los filtros.</text:span></text:p>
      <text:p text:style-name="P2"><text:tab/><text:tab/></text:p>
      <text:p text:style-name="P2"><text:tab/><text:span text:style-name="T12">A continuación se detallara lo escrito y pensado para los diferentes algoritmos, que fueron ajustados para mejor rendimiento según la matriz utilizada. Antes de empezar se definen nombres específicos para cada registro </text:span><text:span text:style-name="T5">xmm, </text:span><text:span text:style-name="T12">para facilitar la lectura del código. </text:span><text:span text:style-name="T3">Los nombres definidos son: </text:span><text:span text:style-name="T7">srcl, srch</text:span><text:span text:style-name="T3"> que contendrán las lineas leídas de la imagen original, </text:span><text:span text:style-name="T7">acul,acuh </text:span><text:span text:style-name="T3">que acumularan los resultados parciales del calculo y cuatro registros temporales (en el caso del </text:span><text:span text:style-name="T7">frei-chen </text:span><text:span text:style-name="T3">el cuarto registro temporal se renombra a </text:span><text:span text:style-name="T7">sqrt2</text:span><text:span text:style-name="T3"> que tendrá lo necesario para calcular la raíz).</text:span></text:p>
      <text:p text:style-name="P2"><text:span text:style-name="T12"/></text:p>
      <text:p text:style-name="P2"><text:span text:style-name="T12"><text:tab/>Los algoritmos siguen una linea general, empiezan y terminan con lo definido en la convención C, se definen nombres de variables para los parámetros y se usan los registros generales de la siguiente manera:</text:span></text:p>
      <text:p text:style-name="P2"><text:span text:style-name="T12"/></text:p>
      <text:p text:style-name="P2"><text:span text:style-name="T12"><text:tab/></text:span><text:span text:style-name="T5">eax: </text:span><text:span text:style-name="T12">Almacena las variables xOrder e yOrder que indican sobre que derivada realizar el procesamiento.</text:span></text:p>
      <text:p text:style-name="P2"><text:span text:style-name="T5"><text:tab/>ebx:</text:span><text:span text:style-name="T12"> Contador para las filas.</text:span></text:p>
      <text:p text:style-name="P2"><text:span text:style-name="T5"><text:tab/>ecx: </text:span><text:span text:style-name="T12">Contador para las columnas.</text:span></text:p>
      <text:p text:style-name="P2"><text:span text:style-name="T5"><text:tab/>edx: </text:span><text:span text:style-name="T12">Ancho de la imagen.</text:span></text:p>
      <text:p text:style-name="P2"><text:span text:style-name="T5"><text:tab/>esi: </text:span><text:span text:style-name="T12">Puntero a la imagen fuente.</text:span></text:p>
      <text:p text:style-name="P2"><text:span text:style-name="T5"><text:tab/>edi: </text:span><text:span text:style-name="T12">Puntero a la imagen destino.</text:span></text:p>
      <text:p text:style-name="P2"><text:span text:style-name="T12"/></text:p>
      <text:p text:style-name="P2"><text:span text:style-name="T12"><text:tab/>Luego para cada fila de la imagen se realiza el procesamiento sobre la derivada de X o de Y según sea necesario procesando de a 14 píxeles, y antes de terminar la fila se revisa si se pueden calcular exactamente 14 píxeles, sino se retroceden los punteros para poder lograrlo y se pasa a la siguiente fila.</text:span></text:p>
      <text:p text:style-name="P2"><text:span text:style-name="T8"/></text:p>
      <text:p text:style-name="P2"><text:span text:style-name="T9">Sobel:</text:span></text:p>
      <text:p text:style-name="P2"><text:span text:style-name="T9"/></text:p>
      <text:p text:style-name="P11"><text:tab/>Suponiendo que se procesaran tanto en X como en Y, el algoritmo se comporta de la siguiente manera:</text:p>
      <text:p text:style-name="P11"/>
      <text:p text:style-name="P11"><text:tab/><text:span text:style-name="T1">SobelX</text:span>: </text:p>
      <text:p text:style-name="P11"><text:tab/><text:tab/></text:p>
      <text:p text:style-name="P11"><text:tab/>La idea general es llamar a la macro 'procesarLineaX', luego avanzar el puntero fuente a la siguiente linea para llamar otra vez a la macro y de nuevo avanzar una linea y llamar a la macro. La macro se encargará de aplicar respectivamente la primer, segunda y tercer fila de la matriz de Sobel en X, en cada llamado, acumulando el resultado adecuadamente. Luego del proceso, se devuelve el puntero fuente a su posición original para poder continuar el procesamiento en Y.</text:p>
      <text:p text:style-name="P11"/>
      <text:p text:style-name="P11"><text:tab/>La macro 'procesarLineaX', empieza cargando en los registros <text:span text:style-name="T4">srcl</text:span> y <text:span text:style-name="T4">srch </text:span>16 píxeles de la imagen original, luego desempaqueta a ocho words adecuadamente con las instrucciones <text:span text:style-name="T11">punpcklbw</text:span> y <text:span text:style-name="T11">punpckhbw. </text:span></text:p>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text:tab/><text:span text:style-name="T1">Operadores:</text:span></text:p>
      <text:p text:style-name="P2"><text:span text:style-name="T2"><text:tab/><text:tab/>Al comienzo se programó la función para el operador de </text:span><text:span text:style-name="T6">Sobel</text:span> ya que podíamos comparar los resultados con el método <text:span text:style-name="T4">cvSobel </text:span>de la librería. Una vez programado, se aprovechó lo escrito para implementar los otros operadores, realizando cambios mínimos al código. Pasaremos entonces a detallar lo trabajado sobre el archivo <text:span text:style-name="T4">asm_sobel </text:span>y luego los cambios hechos para llegar a la implementación de los otros archivos:</text:p>
      <text:p text:style-name="P2"/>
      <text:p text:style-name="P2"><text:tab/><text:span text:style-name="T4">asm_sobel</text:span>:</text:p>
      <text:p text:style-name="P2"><text:tab/><text:tab/></text:p>
      <text:p text:style-name="P2"><text:tab/><text:tab/>La función recibe los siguientes parámetros:</text:p>
      <text:p text:style-name="P2"><text:tab/><text:tab/></text:p>
      <text:p text:style-name="P2"><text:tab/><text:tab/>El puntero a la imagen a transformar que se define como <text:span text:style-name="T4">ptr_src</text:span>.</text:p>
      <text:p text:style-name="P2"><text:tab/><text:tab/>El puntero a la imagen destino que se define como <text:span text:style-name="T4">ptr_dst</text:span>.</text:p>
      <text:p text:style-name="P2"><text:tab/><text:tab/>El ancho real de la imagen, sin bytes de alineamiento, que se define como <text:span text:style-name="T4">width.</text:span></text:p>
      <text:p text:style-name="P2"><text:span text:style-name="T4"><text:tab/><text:tab/></text:span>La altura de la imagen que se define como <text:span text:style-name="T4">height.</text:span></text:p>
      <text:p text:style-name="P2"><text:tab/><text:tab/>Dos parámetros que indican si se aplicará el operador derivando respecto a X o a Y y que se definen respectivamente como <text:span text:style-name="T4">xorder</text:span> e <text:span text:style-name="T4">yorder</text:span>. </text:p>
      <text:p text:style-name="P2"><text:tab/><text:tab/></text:p>
      <text:p text:style-name="P2"><text:tab/><text:tab/>Se definen macros para la convención C, para el manejo de la saturación ( <text:span text:style-name="T4">eax_to_char_sat</text:span> ), y para conseguir el ancho de la imagen con los bytes de alineamiento ( <text:span text:style-name="T4">getLineSize</text:span> )</text:p>
      <text:p text:style-name="P2"/>
      <text:p text:style-name="P2"/>
      <text:p text:style-name="P2">Resumen de los registros utilizados:</text:p>
      <text:p text:style-name="P2"/>
      <text:p text:style-name="P2"/>
      <text:p text:style-name="P2"><text:tab/><text:tab/><text:span text:style-name="T4">eax</text:span>: Se usa dentro de las macros y para guardar el píxel que luego sera saturado y escrito en la imagen de destino.</text:p>
      <text:p text:style-name="P2"><text:tab/><text:tab/><text:span text:style-name="T4">ebx</text:span>: Guarda el puntero a la imagen fuente y avanza sobre él para obtener todos los píxeles de la imagen. </text:p>
      <text:p text:style-name="P2"><text:tab/><text:tab/><text:span text:style-name="T4">ecx</text:span>: Tiene el puntero a la imagen destino que avanza junto con el <text:span text:style-name="T4">ebx, </text:span>y también es usado para pasar la posición de un píxel de la imagen original a la función <text:span text:style-name="T4">apply_mask.</text:span></text:p>
      <text:p text:style-name="P2"><text:tab/><text:tab/><text:span text:style-name="T4">edx</text:span>: <text:span text:style-name="T11">[tiene un pop magico q no termino de entender!]</text:span></text:p>
      <text:p text:style-name="P2"><text:tab/><text:tab/><text:span text:style-name="T4">esi</text:span>: <text:s/>Guarda el puntero al inicio de la imagen de destino que luego avanzará junto con <text:span text:style-name="T4">ebx </text:span>y sirve para definir a <text:span text:style-name="T4">ecx</text:span>.</text:p>
      <text:p text:style-name="P2"><text:tab/><text:tab/><text:span text:style-name="T4">edi</text:span>: Contador de columnas.</text:p>
      <text:p text:style-name="P2"><text:soft-page-break/></text:p>
      <text:p text:style-name="P2"><text:tab/>También se definieron dos variables locales: <text:span text:style-name="T4">line </text:span>que guarda el ancho de la linea con los bytes de alineamiento<text:span text:style-name="T4"> </text:span>e<text:span text:style-name="T4"> yindex </text:span>que es un contador para las filas.</text:p>
      <text:p text:style-name="P2"/>
      <text:p text:style-name="P2"/>
      <text:p text:style-name="P2"/>
      <text:p text:style-name="P2"/>
      <text:p text:style-name="P2"><text:tab/>La operación consiste en recorrer toda la imagen, menos los bordes, aplicando en cada píxel la matriz de <text:span text:style-name="T4">Sobel </text:span>respecto a X o a Y según lo indiquen las variables <text:span text:style-name="T4">xorder</text:span> e <text:span text:style-name="T4">yorder </text:span>y saturando el resultado de cada llamada a <text:span text:style-name="T4">apply_mask.</text:span> Luego esos resultados se suman y saturan otra vez obteniendo la transformación buscada.</text:p>
      <text:p text:style-name="P2"/>
      <text:p text:style-name="P2"><text:tab/>Respecto a las macros definidas, la función <text:span text:style-name="T4">getLineSize </text:span>toma el ancho real de la imagen (<text:span text:style-name="T4">width</text:span>) y la cantidad a alinear (<text:span text:style-name="T4">align, </text:span>generalmente 4, para alinear a <text:span text:style-name="T4">dword</text:span>) y computa <text:span text:style-name="T4">line </text:span>de la <text:s/>siguiente manera:</text:p>
      <text:p text:style-name="P2"/>
      <text:p text:style-name="P2"><text:tab/><text:tab/><text:tab/><text:span text:style-name="T6"><text:tab/>line = width - (witdh%align) + align</text:span></text:p>
      <text:p text:style-name="P2"/>
      <text:p text:style-name="P2"><text:tab/>Con '%' siendo la operación <text:span text:style-name="T4">modulo</text:span>. Por último, la macro <text:span text:style-name="T4">eax_to_char_sat </text:span>simplemente toma un numero y satura entre 0 y 255.</text:p>
      <text:p text:style-name="P2"/>
      <text:p text:style-name="P2"/>
      <text:p text:style-name="P2"><text:tab/>En las primeras implementaciones de <text:span text:style-name="T4">asm_sobel, </text:span>nos encontramos con el mismo problema de como manejar la poca cantidad de registros que apareció cuando se trabaja en <text:span text:style-name="T4">apply_mask, </text:span>pero<text:span text:style-name="T4"> </text:span>esta<text:span text:style-name="T4"> </text:span>vez se optó por guardar uno de los contadores en memoria. </text:p>
      <text:p text:style-name="P2"/>
      <text:p text:style-name="P2"><text:tab/>Se tuvo especial cuidado en asegurarnos de guardar cada registro necesario antes de las llamadas a <text:span text:style-name="T4">apply_mask </text:span>ya que ésta modifica la mayoría de los registros. <text:span text:style-name="T11">[aca pone lo del popeo loco]. </text:span></text:p>
      <text:p text:style-name="P4"/>
      <text:p text:style-name="P2"><text:span text:style-name="T12"><text:tab/>El programa llama a </text:span><text:span text:style-name="T5">apply_mask </text:span><text:span text:style-name="T12">a lo sumo</text:span><text:span text:style-name="T5"> </text:span><text:span text:style-name="T12">dos veces por píxel, pero le pasa los parámetros al </text:span><text:span text:style-name="T5">stack</text:span><text:span text:style-name="T12"> una sola vez. Esto funciona porque al derivar respecto a Y, se modifica directamente sobre la pila el parámetro del puntero a la matriz a usar, dejando el resto intacto, como se puede ver en el siguiente esquema del estado del </text:span><text:span text:style-name="T5">stack </text:span><text:span text:style-name="T12">justo</text:span><text:span text:style-name="T5"> </text:span><text:span text:style-name="T12">antes de llamar a </text:span><text:span text:style-name="T5">apply_mask</text:span><text:span text:style-name="T12">:</text:span></text:p>
      <text:p text:style-name="P2"><text:span text:style-name="T12"><text:tab/></text:span><text:span text:style-name="T11">[alto esquema mandate =)]</text:span></text:p>
      <text:p text:style-name="P3"><text:tab/></text:p>
      <text:p text:style-name="P5"><text:span text:style-name="T11"><text:tab/><text:tab/></text:span><text:span text:style-name="T12">ebp-40 → imagen fuente</text:span></text:p>
      <text:p text:style-name="P6"><text:tab/><text:tab/>ebp-36 → line</text:p>
      <text:p text:style-name="P6"><text:tab/><text:tab/><text:span text:style-name="T11">ebp-32 → puntero a la matriz a usar</text:span></text:p>
      <text:p text:style-name="P6"><text:tab/><text:tab/>ebp-28 → mask_size</text:p>
      <text:p text:style-name="P6"><text:tab/><text:tab/>ebp-24 → resultado parcial</text:p>
      <text:p text:style-name="P6"><text:tab/><text:tab/>ebp-12 al ebp-20→ convencion C</text:p>
      <text:p text:style-name="P6"><text:tab/><text:tab/>ebp-8 → yindex <text:s/></text:p>
      <text:p text:style-name="P6"><text:tab/><text:tab/>ebp-4 → line</text:p>
      <text:p text:style-name="P6"><text:tab/><text:tab/>ebp → ebp original</text:p>
      <text:p text:style-name="P6"><text:tab/><text:tab/>ebp + 4 → direccion de retorno</text:p>
      <text:p text:style-name="P5"><text:span text:style-name="T11"><text:tab/><text:tab/></text:span><text:span text:style-name="T12">de ebp+8 a ebp+28 → parametros de la asm_sobel</text:span><text:span text:style-name="T11"><text:tab/></text:span></text:p>
      <text:p text:style-name="P7"/>
      <text:p text:style-name="P8"><text:span text:style-name="T11"><text:tab/></text:span><text:span text:style-name="T12">Lo único que se va a reemplazar, si se quiere derivar respecto a Y, es el dato en </text:span><text:span text:style-name="T5">ebp-32. </text:span><text:span text:style-name="T12">De esta manera ahorramos instrucciones y movimiento de datos en memoria.</text:span></text:p>
      <text:p text:style-name="P3"/>
      <text:p text:style-name="P2"><text:span text:style-name="T11"><text:tab/></text:span><text:span text:style-name="T12">Los inconvenientes mas importantes surgieron a partir de fallos de segmentación </text:span><text:span text:style-name="T11">[que dani </text:span><text:soft-page-break/><text:span text:style-name="T11">amablemente pasara a explicar]...</text:span></text:p>
      <text:p text:style-name="P2"/>
      <text:p text:style-name="P2"/>
      <text:p text:style-name="P2"/>
      <text:p text:style-name="P2"/>
      <text:p text:style-name="P2"/>
      <text:p text:style-name="P2"/>
      <text:p text:style-name="P2"><text:tab/>Para los operadores de <text:span text:style-name="T4">Prewitt</text:span> y <text:span text:style-name="T4">Roberts </text:span>se reutilizó el mismo código, teniendo que cambiar solamente las matrices a utilizar y, si es necesario, el <text:span text:style-name="T4">mask_size. </text:span></text:p>
      <text:p text:style-name="P2"/>
      <text:p text:style-name="P2"><text:tab/>A continuación, ejemplo del programa aplicado a diferentes imágenes:</text:p>
      <text:p text:style-name="P2"/>
      <text:p text:style-name="P2"><text:tab/><text:tab/><text:span text:style-name="T11">[agregar fotos q-no-sean-lena (y si son graciosas mejor =) )en gris y al lado con algun operador aplicado, una diferente para cada operador y poner chiquitito abajo de cada una, q operador se uso ]</text:span></text:p>
      <text:p text:style-name="P2"/>
      <text:p text:style-name="P2"/>
      <text:p text:style-name="P2"><text:tab/>[DANI VOS HICISTE LOS TESTS DE PERFORMANCE VERDAD? BUENO... MIRA COMO TE LLAMO RATITO LARGO SIN PONER UN DATO REAL, AGREGA VOS UNA TABLITA O ALGO ASI]</text:p>
      <text:p text:style-name="P2"><text:tab/>Dado por enunciado, además de la implementación de las funciones previamente explicadas, <text:s/>fue necesario realizar <text:span text:style-name="T4">tests</text:span> de performance sobre nuestro trabajo, para estos resultados ser comparados con los métodos dados por la librería opencv (función cvSobel).</text:p>
      <text:p text:style-name="P2"><text:tab/>Como uno de los profesores ya dijo en clase, sería muy díficil que consigamos una mejor perfomance, tal como lo comprueban los datos en esta hoja de papel [EN ALGUN LADO TIENEN Q ESTAR LOS DATOS].</text:p>
      <text:p text:style-name="P2"><text:tab/>Sin embargo, nos pareció importante saber qué tanta era la diferencia de performance entre assembler y C. Al tener todos los métodos previamente implementados en este lenguaje, vimos interesante testear ambas funciones ambas implementaciones entre sí, dejándo de lado por un segundo la de openCv, que claramente cuenta con todas las optimizaciones posibles, que nosotros no hemos hecho; recordar que primeramente, se realizó el tp en lenguaje C para usar como base para posterior implementación en Assembler.</text:p>
      <text:p text:style-name="P2"><text:tab/>Los datos estremecen, las diferencias son claras, la velocidad de procesamiento entre una y otra difiere en el orden de las (PONE EL NUMERO DANI) veces, dándole meritos al trabajo a más bajo nivel.</text:p>
      <text:p text:style-name="P2"><text:tab/>[QUIZAS ESTO TIENE Q ESTAR EN LAS CONCLUSIONES]</text:p>
      <text:p text:style-name="P2"><text:tab/>Volviendo a mencionar, preferimos no realizar optimizaciones, o lo que diríamos en clase “chanchadas”, con el objeto de preservar la legibilidad y generalidad del código. Seguramente pasado este trabajo práctico, hemos de meter mano para intentar ganar o por lo menos aproximarnos a los métodos de la librería, solamente, como un desafío personal.</text:p>
      <text:p text:style-name="P2"><text:tab/>A pesar de no haberlas realizado como ya dijimos, tenemos noción de algunas cosas que se podrían hacer y cambiarían drásticamente nuestra performance en Assembler. </text:p>
      <text:p text:style-name="P2"><text:tab/>La primera y mas importante sería la función <text:span text:style-name="T4">apply_mask</text:span>. Es claro y facilmente visible que esta matriz recorre un vector de <text:span text:style-name="T4">n x n</text:span> <text:span text:style-name="T4">(n&lt;=255) </text:span>posiciones sin importar su contenido, es decir, si encuentra un cero, multiplicará el debido pixel por cero, si es -1 realizará también la multiplicación en vez de invertir el signo del número, así como en el caso del 1. ¿Porqué entonces dejamos todas estas multiplicaciones si se podían optimizar, y lo sabíamos desde un principio? Este fue un gran motivo de discución a la hora de realizar el trabajo, y termino siendo nuestra desición final ya que si modificabamos la matriz, o de ahora en más teníamos un nuevo operador completamente diferente al existente, lo único que debíamos cambiar era el vector, la llamada<text:span text:style-name="T4"> </text:span>a <text:span text:style-name="T4">apply_mask</text:span> iba a ser completamente idéntica, y la creación de un nuevo operador completamente trivial (sólo debería cambiarse el tamaño de la matriz en caso de ser estrictamente necesario).</text:p>
      <text:p text:style-name="P2"><text:soft-page-break/><text:tab/>La solución menos general para estos “problemas de eficiencia” sería para nosotros “hardcodear” los valores <text:s/>de la matriz y quitar las multiplicaciones por cero, sabiendo que no es posible crear un operador distinto.</text:p>
      <text:p text:style-name="P2"><text:tab/>A pesar que hemos intentado minimizar la cantidad de variables locales, éstas y los accesos a memoria son muchos. Los registros no sobran pero surgieron ideas alocadas que, sin saber si mejorarían la performance o no, está bueno mencionar. Siempre que uno pueda asumir ciertas cosas <text:s/>las mejoras pueden incrementarse. Una de esas precondiciones que supusimos fue: la matriz que nos pasan es menor igual a 255 x 255 y por lo tanto podemos usar el registro bl y bh para las filas y columnas. Otra de las ideas era utilizar un sólo registro como contador, a pesar de tener dos, y pushear y popear el contador correspondiente cada vez que fuera necesario, fue descartada la idea rápidamente. Ya en la implemetación del operador, sabíamos que necesitabamos dos contadores para filas y columnas. Los 255 bits para cada uno de ellos ya no alcanzaban, surgiendo así la misma idea; “¿Podemos usar algún registro de 32 bits en dos partes, y suponer que la imagen no puede tener de ancho y/o alto más de 65536 bits?” Quizás podríamos, ¿pero como manejamos esos registros? Acceder a la parte alta de un registro de 32 bits, levantar la información con una sola instrucción, comparar rápidamente para los loops. De pronto nuestro lindo código se tornaba en una maraña de instrucciones que tenían por único objeto manejar dos contadores. A todo esto, ninguno de los tres sabíamos si algo bueno podría salir de este proceso, además de maximizar las probabilidades de error en el programa (problemas al programarlo), nacía una nueva duda, ¿y si todo esto en vez de de incrementar performance, hace todo lo contrario? Por lo tanto, quedó la solución que vemos en el código, probablemente mas lenta, quizás mas fácil, pero definitivamente más legible.</text:p>
      <text:p text:style-name="P2"/>
      <text:p text:style-name="P2">[ESTO PUEDE SER LA CONCLUSION, poner como ultimo parrafo de la conclusion.]</text:p>
      <text:p text:style-name="P2"><text:tab/>En nuestro primer acercamiento a las intrucciones Assembler, a la programación a bajo nivel, al modelo IA-32 de Intel, nos quedan simplemente alegrías, satisfacciones y desafíos. En los comienzos de esta carrera en la facultad, escuchamos a “los grandes” hablar de eficiencia, performance, ciclos de clocks, y una infinidad de términos que en los programas simples que debemos hacer, la verdad mucho no importan. Es claro que ustedes querían que nos acerquemos primeramente a estos conceptos sin tenerlos quizás mucho en cuenta, pero es cierto que nuestra cabeza piensa ahora un poquito más en estos recursos, llamando inevitablemente a ese instinto natural humano por hacer las cosas cada vez mejores, más rapidas y más entendibles. Nos queda un largo camino, por lo menos, esa ruta hasta ser mas rápidos que openCv; desconocemos si podremos superar nuestra nueva meta, pero nuestras cabezas tendrán algún que otro sueño mientras dormimos en la que mágicamente usaremos un registro menos. Esperemos que al despertar, estemos lo suficientemente lúcidos para poder anotar la idea en una hoja de papel.</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0-01T20:09:14</meta:creation-date>
    <meta:generator>OpenOffice.org/3.1$Linux OpenOffice.org_project/310m19$Build-9420</meta:generator>
    <dc:date>2009-11-18T16:41:53</dc:date>
    <meta:editing-duration>PT08H52M44S</meta:editing-duration>
    <meta:editing-cycles>40</meta:editing-cycles>
    <dc:creator>wert </dc:creator>
    <meta:document-statistic meta:table-count="0" meta:image-count="0" meta:object-count="0" meta:page-count="5" meta:paragraph-count="77" meta:word-count="2123" meta:character-count="12733"/>
    <meta:user-defined meta:name="Información 1"/>
    <meta:user-defined meta:name="Información 2"/>
    <meta:user-defined meta:name="Información 3"/>
    <meta:user-defined meta:name="Información 4"/>
  </office:meta>
</office:document-meta>
</file>